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c124" officeooo:paragraph-rsid="000bc124"/>
    </style:style>
    <style:style style:name="P2" style:family="paragraph" style:parent-style-name="Standard">
      <style:text-properties officeooo:rsid="000c8c0a" officeooo:paragraph-rsid="000c8c0a"/>
    </style:style>
    <style:style style:name="T1" style:family="text">
      <style:text-properties officeooo:rsid="000c8c0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5. void first_insert(int data){</text:p>
      <text:p text:style-name="P1"><text:s text:c="4"/>if(isempty()){</text:p>
      <text:p text:style-name="P1"><text:s text:c="8"/>head=new nod(data);</text:p>
      <text:p text:style-name="P1"><text:s text:c="8"/>tail=head;</text:p>
      <text:p text:style-name="P1"><text:s text:c="4"/>}</text:p>
      <text:p text:style-name="P1"><text:s text:c="4"/>else{</text:p>
      <text:p text:style-name="P1"><text:s text:c="8"/>nod*temp=new nod(data);</text:p>
      <text:p text:style-name="P1"><text:s text:c="8"/>temp-&gt;next=head;</text:p>
      <text:p text:style-name="P1"><text:s text:c="8"/>temp-&gt;prev=NULL;</text:p>
      <text:p text:style-name="P1"><text:s text:c="8"/>temp-&gt;next-&gt;prev=temp;</text:p>
      <text:p text:style-name="P1"><text:s text:c="8"/>head=temp;</text:p>
      <text:p text:style-name="P1"><text:s text:c="4"/>}</text:p>
      <text:p text:style-name="P1">}</text:p>
      <text:p text:style-name="P1"/>
      <text:p text:style-name="P1">16. void push(int data){</text:p>
      <text:p text:style-name="P1"><text:s text:c="4"/>if(isempty()){</text:p>
      <text:p text:style-name="P1"><text:s text:c="8"/>nod*temp=new nod(data);</text:p>
      <text:p text:style-name="P1"><text:s text:c="8"/>end=temp;</text:p>
      <text:p text:style-name="P1"><text:s text:c="8"/>front=temp;</text:p>
      <text:p text:style-name="P1"><text:s text:c="4"/>}</text:p>
      <text:p text:style-name="P1"><text:s text:c="4"/>else{</text:p>
      <text:p text:style-name="P1"><text:s text:c="8"/>nod*temp=new nod(data);</text:p>
      <text:p text:style-name="P1"><text:s text:c="8"/>end-&gt;next=temp;</text:p>
      <text:p text:style-name="P1"><text:s text:c="8"/>end=temp;</text:p>
      <text:p text:style-name="P1"><text:s text:c="4"/>}</text:p>
      <text:p text:style-name="P1">}</text:p>
      <text:p text:style-name="P1"/>
      <text:p text:style-name="P1">17. <text:s/>void first_remove(){</text:p>
      <text:p text:style-name="P1"><text:s text:c="4"/>header=header-&gt;next;</text:p>
      <text:p text:style-name="P1">}</text:p>
      <text:p text:style-name="P1"/>
      <text:p text:style-name="P1">18. void pop(){</text:p>
      <text:p text:style-name="P1"><text:s text:c="4"/>if(!isempty()) top=top-&gt;next;</text:p>
      <text:p text:style-name="P1">}</text:p>
      <text:p text:style-name="P1"/>
      <text:p text:style-name="P1">19. <text:s/>void first_remove(){</text:p>
      <text:p text:style-name="P1"><text:s text:c="4"/>nod*temp=head;</text:p>
      <text:p text:style-name="P1"><text:s text:c="4"/>temp-&gt;next-&gt;prev=NULL;</text:p>
      <text:p text:style-name="P1"><text:s text:c="4"/>head=temp-&gt;next;</text:p>
      <text:p text:style-name="P1">}</text:p>
      <text:p text:style-name="P1"/>
      <text:p text:style-name="P1"/>
      <text:p text:style-name="P2">20.!! <text:s text:c="4"/></text:p>
      <text:p text:style-name="P2"><text:s text:c="6"/>void pop(){</text:p>
      <text:p text:style-name="P2"><text:s text:c="4"/>if(front==NULL) return;</text:p>
      <text:p text:style-name="P2"><text:s text:c="4"/>nod*temp=front;</text:p>
      <text:p text:style-name="P2"><text:s text:c="4"/>front=front-&gt;next;</text:p>
      <text:p text:style-name="P2">}</text:p>
      <text:p text:style-name="P1"/>
      <text:p text:style-name="P1"><text:soft-page-break/>2<text:span text:style-name="T1">1-23!. <text:s/>void insert(int data , int data1){</text:span></text:p>
      <text:p text:style-name="P1"><text:s text:c="4"/>nod*temp=head;</text:p>
      <text:p text:style-name="P1"><text:s text:c="4"/>while(temp!=NULL){</text:p>
      <text:p text:style-name="P1"><text:s text:c="8"/>if(temp-&gt;data==data){</text:p>
      <text:p text:style-name="P1"><text:s text:c="12"/>nod*it=new nod(data1);</text:p>
      <text:p text:style-name="P1"><text:s text:c="12"/>it-&gt;next=temp-&gt;next;</text:p>
      <text:p text:style-name="P1"><text:s text:c="12"/>temp-&gt;next=it;</text:p>
      <text:p text:style-name="P1"><text:s text:c="12"/>it-&gt;prev=temp;</text:p>
      <text:p text:style-name="P1"><text:s text:c="12"/>it-&gt;next-&gt;prev=it;</text:p>
      <text:p text:style-name="P1"><text:s text:c="12"/>break;</text:p>
      <text:p text:style-name="P1"><text:s text:c="8"/>}</text:p>
      <text:p text:style-name="P1"><text:s text:c="8"/>else temp=temp-&gt;next;</text:p>
      <text:p text:style-name="P1"><text:s text:c="4"/>}</text:p>
      <text:p text:style-name="P1">}</text:p>
      <text:p text:style-name="P1"/>
      <text:p text:style-name="P2">22.void remove(int data){</text:p>
      <text:p text:style-name="P2"><text:s text:c="4"/>nod*temp=head;</text:p>
      <text:p text:style-name="P2"><text:s text:c="4"/>if(temp-&gt;data==data){</text:p>
      <text:p text:style-name="P2"><text:s text:c="8"/>head=head-&gt;next;</text:p>
      <text:p text:style-name="P2"><text:s text:c="8"/>head-&gt;prev=NULL;</text:p>
      <text:p text:style-name="P2"><text:s text:c="4"/>}</text:p>
      <text:p text:style-name="P2"><text:s text:c="4"/>else if(tail-&gt;data==data){</text:p>
      <text:p text:style-name="P2"><text:s text:c="8"/>tail=tail-&gt;prev;</text:p>
      <text:p text:style-name="P2"><text:s text:c="8"/>tail-&gt;next=NULL;</text:p>
      <text:p text:style-name="P2"><text:s text:c="4"/>}</text:p>
      <text:p text:style-name="P2"><text:s text:c="4"/>else {</text:p>
      <text:p text:style-name="P2"><text:s text:c="8"/>while(temp!=NULL)</text:p>
      <text:p text:style-name="P2"><text:s text:c="8"/>if(temp-&gt;next-&gt;data==data){</text:p>
      <text:p text:style-name="P2"><text:s text:c="12"/>temp-&gt;next=temp-&gt;next-&gt;next;</text:p>
      <text:p text:style-name="P2"><text:s text:c="12"/>temp-&gt;next-&gt;prev=temp;</text:p>
      <text:p text:style-name="P2"><text:s text:c="12"/>break;</text:p>
      <text:p text:style-name="P2"><text:s text:c="8"/>}</text:p>
      <text:p text:style-name="P2"><text:s text:c="8"/>else temp=temp-&gt;next;</text:p>
      <text:p text:style-name="P2"><text:s text:c="4"/>}</text:p>
      <text:p text:style-name="P2">}</text:p>
      <text:p text:style-name="P2"/>
      <text:p text:style-name="P2">24. <text:s text:c="4"/>void insert(int data, int data1){</text:p>
      <text:p text:style-name="P2"><text:s text:c="4"/>nod*temp=head;</text:p>
      <text:p text:style-name="P2"><text:s text:c="4"/>while(temp!=NULL){</text:p>
      <text:p text:style-name="P2"><text:s text:c="8"/>if(temp-&gt;data==data){</text:p>
      <text:p text:style-name="P2"><text:s text:c="12"/>nod*it=new nod(data1);</text:p>
      <text:p text:style-name="P2"><text:s text:c="12"/>it-&gt;next=temp-&gt;next;</text:p>
      <text:p text:style-name="P2"><text:s text:c="12"/>temp-&gt;next=it;</text:p>
      <text:p text:style-name="P2"><text:s text:c="12"/>break;</text:p>
      <text:p text:style-name="P2"><text:s text:c="8"/>}</text:p>
      <text:p text:style-name="P2"><text:s text:c="8"/>else temp=temp-&gt;next;</text:p>
      <text:p text:style-name="P2"><text:s text:c="4"/>}</text:p>
      <text:p text:style-name="P2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7T11:56:16.342544550</meta:creation-date>
    <dc:date>2025-11-17T12:24:22.006907695</dc:date>
    <meta:editing-duration>PT4M35S</meta:editing-duration>
    <meta:editing-cycles>1</meta:editing-cycles>
    <meta:document-statistic meta:table-count="0" meta:image-count="0" meta:object-count="0" meta:page-count="2" meta:paragraph-count="88" meta:word-count="127" meta:character-count="1723" meta:non-whitespace-character-count="1178"/>
    <meta:generator>LibreOffice/24.2.7.2$Linux_X86_64 LibreOffice_project/420$Build-2</meta:generator>
  </office:meta>
</office:document-meta>
</file>